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73179"/>
          <table:table-cell office:value-type="float" office:value="0.02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1179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69972"/>
          <table:table-cell office:value-type="float" office:value="0.018"/>
          <table:table-cell office:value-type="float" office:value="0.0"/>
          <table:table-cell office:value-type="float" office:value="73.0"/>
          <table:table-cell office:value-type="float" office:value="0.0"/>
          <table:table-cell office:value-type="float" office:value="232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8172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08295"/>
          <table:table-cell office:value-type="float" office:value="0.029"/>
          <table:table-cell office:value-type="float" office:value="0.01"/>
          <table:table-cell office:value-type="float" office:value="527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79295"/>
          <table:table-cell office:value-type="float" office:value="0.87727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745364"/>
          <table:table-cell office:value-type="float" office:value="0.022"/>
          <table:table-cell office:value-type="float" office:value="0.0"/>
          <table:table-cell office:value-type="float" office:value="269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23364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7952"/>
          <table:table-cell office:value-type="float" office:value="0.041"/>
          <table:table-cell office:value-type="float" office:value="0.02"/>
          <table:table-cell office:value-type="float" office:value="1606.0"/>
          <table:table-cell office:value-type="float" office:value="0.0"/>
          <table:table-cell office:value-type="float" office:value="232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42"/>
          <table:table-cell office:value-type="float" office:value="0.87324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0.803785"/>
          <table:table-cell office:value-type="float" office:value="0.053"/>
          <table:table-cell office:value-type="float" office:value="0.03"/>
          <table:table-cell office:value-type="float" office:value="2017.0"/>
          <table:table-cell office:value-type="float" office:value="0.0"/>
          <table:table-cell office:value-type="float" office:value="23270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07849999999999"/>
          <table:table-cell office:value-type="float" office:value="0.88062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747651"/>
          <table:table-cell office:value-type="float" office:value="0.034"/>
          <table:table-cell office:value-type="float" office:value="0.01"/>
          <table:table-cell office:value-type="float" office:value="1041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136509999999999"/>
          <table:table-cell office:value-type="float" office:value="0.82669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0.736603"/>
          <table:table-cell office:value-type="float" office:value="0.049"/>
          <table:table-cell office:value-type="float" office:value="0.03"/>
          <table:table-cell office:value-type="float" office:value="2028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87603"/>
          <table:table-cell office:value-type="float" office:value="0.87195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0.71143"/>
          <table:table-cell office:value-type="float" office:value="0.05"/>
          <table:table-cell office:value-type="float" office:value="0.03"/>
          <table:table-cell office:value-type="float" office:value="2021.0"/>
          <table:table-cell office:value-type="float" office:value="0.0"/>
          <table:table-cell office:value-type="float" office:value="23445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6143"/>
          <table:table-cell office:value-type="float" office:value="0.8904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0.841491"/>
          <table:table-cell office:value-type="float" office:value="0.061"/>
          <table:table-cell office:value-type="float" office:value="0.03"/>
          <table:table-cell office:value-type="float" office:value="2028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0491"/>
          <table:table-cell office:value-type="float" office:value="0.89121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792852"/>
          <table:table-cell office:value-type="float" office:value="0.037"/>
          <table:table-cell office:value-type="float" office:value="0.02"/>
          <table:table-cell office:value-type="float" office:value="1243.0"/>
          <table:table-cell office:value-type="float" office:value="0.0"/>
          <table:table-cell office:value-type="float" office:value="231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5852"/>
          <table:table-cell office:value-type="float" office:value="0.799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0.736244"/>
          <table:table-cell office:value-type="float" office:value="0.051"/>
          <table:table-cell office:value-type="float" office:value="0.03"/>
          <table:table-cell office:value-type="float" office:value="2019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85244"/>
          <table:table-cell office:value-type="float" office:value="0.87772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0.7299"/>
          <table:table-cell office:value-type="float" office:value="0.055"/>
          <table:table-cell office:value-type="float" office:value="0.03"/>
          <table:table-cell office:value-type="float" office:value="2026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748999999999999"/>
          <table:table-cell office:value-type="float" office:value="0.89105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0.802357"/>
          <table:table-cell office:value-type="float" office:value="0.07"/>
          <table:table-cell office:value-type="float" office:value="0.04"/>
          <table:table-cell office:value-type="float" office:value="2032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23569999999999"/>
          <table:table-cell office:value-type="float" office:value="0.89196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0.770958"/>
          <table:table-cell office:value-type="float" office:value="0.074"/>
          <table:table-cell office:value-type="float" office:value="0.05"/>
          <table:table-cell office:value-type="float" office:value="2040.0"/>
          <table:table-cell office:value-type="float" office:value="0.0"/>
          <table:table-cell office:value-type="float" office:value="2343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969580000000001"/>
          <table:table-cell office:value-type="float" office:value="0.89276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788075"/>
          <table:table-cell office:value-type="float" office:value="0.042"/>
          <table:table-cell office:value-type="float" office:value="0.02"/>
          <table:table-cell office:value-type="float" office:value="1531.0"/>
          <table:table-cell office:value-type="float" office:value="0.0"/>
          <table:table-cell office:value-type="float" office:value="2331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460749999999999"/>
          <table:table-cell office:value-type="float" office:value="0.77533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0.773437"/>
          <table:table-cell office:value-type="float" office:value="0.056"/>
          <table:table-cell office:value-type="float" office:value="0.03"/>
          <table:table-cell office:value-type="float" office:value="2021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17437"/>
          <table:table-cell office:value-type="float" office:value="0.88104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0.83493"/>
          <table:table-cell office:value-type="float" office:value="0.063"/>
          <table:table-cell office:value-type="float" office:value="0.04"/>
          <table:table-cell office:value-type="float" office:value="2028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7193"/>
          <table:table-cell office:value-type="float" office:value="0.89167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0.800616"/>
          <table:table-cell office:value-type="float" office:value="0.076"/>
          <table:table-cell office:value-type="float" office:value="0.05"/>
          <table:table-cell office:value-type="float" office:value="2039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4616"/>
          <table:table-cell office:value-type="float" office:value="0.89263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0.805162"/>
          <table:table-cell office:value-type="float" office:value="0.09"/>
          <table:table-cell office:value-type="float" office:value="0.06"/>
          <table:table-cell office:value-type="float" office:value="2043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151620000000001"/>
          <table:table-cell office:value-type="float" office:value="0.89344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0.796289"/>
          <table:table-cell office:value-type="float" office:value="0.068"/>
          <table:table-cell office:value-type="float" office:value="0.04"/>
          <table:table-cell office:value-type="float" office:value="2049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8289"/>
          <table:table-cell office:value-type="float" office:value="0.89902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0.840168"/>
          <table:table-cell office:value-type="float" office:value="0.057"/>
          <table:table-cell office:value-type="float" office:value="0.03"/>
          <table:table-cell office:value-type="float" office:value="2028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3168"/>
          <table:table-cell office:value-type="float" office:value="0.76354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0.77974"/>
          <table:table-cell office:value-type="float" office:value="0.056"/>
          <table:table-cell office:value-type="float" office:value="0.03"/>
          <table:table-cell office:value-type="float" office:value="2024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37399999999999"/>
          <table:table-cell office:value-type="float" office:value="0.87857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0.754407"/>
          <table:table-cell office:value-type="float" office:value="0.083"/>
          <table:table-cell office:value-type="float" office:value="0.05"/>
          <table:table-cell office:value-type="float" office:value="2035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714070000000001"/>
          <table:table-cell office:value-type="float" office:value="0.89224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0.813553"/>
          <table:table-cell office:value-type="float" office:value="0.085"/>
          <table:table-cell office:value-type="float" office:value="0.06"/>
          <table:table-cell office:value-type="float" office:value="2045.0"/>
          <table:table-cell office:value-type="float" office:value="0.0"/>
          <table:table-cell office:value-type="float" office:value="2348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8553"/>
          <table:table-cell office:value-type="float" office:value="0.89323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0.752792"/>
          <table:table-cell office:value-type="float" office:value="0.066"/>
          <table:table-cell office:value-type="float" office:value="0.04"/>
          <table:table-cell office:value-type="float" office:value="2047.0"/>
          <table:table-cell office:value-type="float" office:value="0.0"/>
          <table:table-cell office:value-type="float" office:value="23432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867920000000001"/>
          <table:table-cell office:value-type="float" office:value="0.89901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0.831217"/>
          <table:table-cell office:value-type="float" office:value="0.077"/>
          <table:table-cell office:value-type="float" office:value="0.05"/>
          <table:table-cell office:value-type="float" office:value="2058.0"/>
          <table:table-cell office:value-type="float" office:value="0.0"/>
          <table:table-cell office:value-type="float" office:value="2347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4217"/>
          <table:table-cell office:value-type="float" office:value="0.89905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0.812111"/>
          <table:table-cell office:value-type="float" office:value="0.086"/>
          <table:table-cell office:value-type="float" office:value="0.05"/>
          <table:table-cell office:value-type="float" office:value="2050.0"/>
          <table:table-cell office:value-type="float" office:value="0.0"/>
          <table:table-cell office:value-type="float" office:value="2349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61110000000001"/>
          <table:table-cell office:value-type="float" office:value="0.89909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0.769289"/>
          <table:table-cell office:value-type="float" office:value="0.048"/>
          <table:table-cell office:value-type="float" office:value="0.03"/>
          <table:table-cell office:value-type="float" office:value="2022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1289"/>
          <table:table-cell office:value-type="float" office:value="0.75188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0.74861"/>
          <table:table-cell office:value-type="float" office:value="0.062"/>
          <table:table-cell office:value-type="float" office:value="0.04"/>
          <table:table-cell office:value-type="float" office:value="2028.0"/>
          <table:table-cell office:value-type="float" office:value="0.0"/>
          <table:table-cell office:value-type="float" office:value="23458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866099999999999"/>
          <table:table-cell office:value-type="float" office:value="0.87599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0.840087"/>
          <table:table-cell office:value-type="float" office:value="0.084"/>
          <table:table-cell office:value-type="float" office:value="0.06"/>
          <table:table-cell office:value-type="float" office:value="2042.0"/>
          <table:table-cell office:value-type="float" office:value="0.0"/>
          <table:table-cell office:value-type="float" office:value="2347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60870000000001"/>
          <table:table-cell office:value-type="float" office:value="0.89276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0.767082"/>
          <table:table-cell office:value-type="float" office:value="0.067"/>
          <table:table-cell office:value-type="float" office:value="0.04"/>
          <table:table-cell office:value-type="float" office:value="2045.0"/>
          <table:table-cell office:value-type="float" office:value="0.0"/>
          <table:table-cell office:value-type="float" office:value="23435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000820000000001"/>
          <table:table-cell office:value-type="float" office:value="0.89837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0.871988"/>
          <table:table-cell office:value-type="float" office:value="0.083"/>
          <table:table-cell office:value-type="float" office:value="0.05"/>
          <table:table-cell office:value-type="float" office:value="2053.0"/>
          <table:table-cell office:value-type="float" office:value="0.0"/>
          <table:table-cell office:value-type="float" office:value="2344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8988"/>
          <table:table-cell office:value-type="float" office:value="0.89904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0.752184"/>
          <table:table-cell office:value-type="float" office:value="0.088"/>
          <table:table-cell office:value-type="float" office:value="0.05"/>
          <table:table-cell office:value-type="float" office:value="2045.0"/>
          <table:table-cell office:value-type="float" office:value="0.0"/>
          <table:table-cell office:value-type="float" office:value="23450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64184"/>
          <table:table-cell office:value-type="float" office:value="0.89909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0.777706"/>
          <table:table-cell office:value-type="float" office:value="0.098"/>
          <table:table-cell office:value-type="float" office:value="0.06"/>
          <table:table-cell office:value-type="float" office:value="2042.0"/>
          <table:table-cell office:value-type="float" office:value="0.0"/>
          <table:table-cell office:value-type="float" office:value="23467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79706"/>
          <table:table-cell office:value-type="float" office:value="0.89913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0.828925"/>
          <table:table-cell office:value-type="float" office:value="0.105"/>
          <table:table-cell office:value-type="float" office:value="0.07"/>
          <table:table-cell office:value-type="float" office:value="2081.0"/>
          <table:table-cell office:value-type="float" office:value="0.0"/>
          <table:table-cell office:value-type="float" office:value="23490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3925"/>
          <table:table-cell office:value-type="float" office:value="0.89916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